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0.479cm"/>
    </style:style>
    <style:style style:name="co4" style:family="table-column">
      <style:table-column-properties fo:break-before="auto" style:column-width="2.605cm"/>
    </style:style>
    <style:style style:name="co5" style:family="table-column">
      <style:table-column-properties fo:break-before="auto" style:column-width="6.0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Base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Intentions</text:p>
          </table:table-cell>
          <table:table-cell table:style-name="ce3" office:value-type="string">
            <text:p>Ref</text:p>
          </table:table-cell>
          <table:table-cell table:style-name="ce1" office:value-type="string">
            <text:p>Exigences</text:p>
          </table:table-cell>
          <table:table-cell table:style-name="ce1" office:value-type="string">
            <text:p>Acteurs</text:p>
          </table:table-cell>
          <table:table-cell table:style-name="ce1" office:value-type="string">
            <text:p>Affectation</text:p>
          </table:table-cell>
          <table:table-cell table:style-name="ce1" office:value-type="string">
            <text:p>Commentaire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3"/>
          <table:table-cell table:style-name="ce1" table:number-columns-repeated="1022"/>
        </table:table-row>
        <table:table-row table:style-name="ro2">
          <table:table-cell office:value-type="string">
            <text:p>Gérer les règles</text:p>
          </table:table-cell>
          <table:table-cell office:value-type="float" office:value="1">
            <text:p>1</text:p>
          </table:table-cell>
          <table:table-cell office:value-type="string">
            <text:p>Créer une règle</text:p>
          </table:table-cell>
          <table:table-cell office:value-type="string">
            <text:p>GaspAdmin</text:p>
          </table:table-cell>
          <table:table-cell office:value-type="string">
            <text:p>Interface des règles</text:p>
          </table:table-cell>
          <table:table-cell office:value-type="string">
            <text:p>Ex : activer le proxy ?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upprimer une règl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Importer des règles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Exporter des règles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odifier une règl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Activer/désactiver une règl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Définir une valeur par défaut à la règl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Affecter une règle à une catégori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érer les catégories de règles</text:p>
          </table:table-cell>
          <table:table-cell office:value-type="float" office:value="53">
            <text:p>53</text:p>
          </table:table-cell>
          <table:table-cell office:value-type="string">
            <text:p>Créer une catégorie</text:p>
          </table:table-cell>
          <table:table-cell/>
          <table:table-cell office:value-type="string">
            <text:p>Interface des règles</text:p>
          </table:table-cell>
          <table:table-cell office:value-type="string">
            <text:p>regle proxy = catégorie résea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Modifier une catégori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string">
            <text:p>Supprimer une catégori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022"/>
        </table:table-row>
        <table:table-row table:style-name="ro2">
          <table:table-cell office:value-type="string">
            <text:p>Gérer les décisions</text:p>
          </table:table-cell>
          <table:table-cell office:value-type="float" office:value="10">
            <text:p>10</text:p>
          </table:table-cell>
          <table:table-cell office:value-type="string">
            <text:p>Prendre une décision</text:p>
          </table:table-cell>
          <table:table-cell office:value-type="string">
            <text:p>ParcAdmin</text:p>
          </table:table-cell>
          <table:table-cell office:value-type="string">
            <text:p>Interface des décisions</text:p>
          </table:table-cell>
          <table:table-cell office:value-type="string">
            <text:p>Ex : oui, non, l<text:span text:style-name="T1">'utilisateur final choisi</text:span>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Saisir des paramètres de décisions</text:p>
          </table:table-cell>
          <table:table-cell/>
          <table:table-cell office:value-type="string">
            <text:p>Interface des décisions</text:p>
          </table:table-cell>
          <table:table-cell office:value-type="string">
            <text:p>adresse ip et port du proxy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Définir une plage de temps d'activation de la décision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Affecter une décision à une groupe d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Affecter une décision à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5" office:value-type="string">
            <text:p>Une décision consiste a configurer une règl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style-name="ce5" office:value-type="string">
            <text:p>Une décision peut s'appliquer à un couple os/logiciel déterminé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float" office:value="17">
            <text:p>17</text:p>
          </table:table-cell>
          <table:table-cell table:style-name="ce5" office:value-type="string">
            <text:p>Laisser la décision à l'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string">
            <text:p>Configurer les logiciels</text:p>
          </table:table-cell>
          <table:table-cell office:value-type="float" office:value="19">
            <text:p>19</text:p>
          </table:table-cell>
          <table:table-cell office:value-type="string">
            <text:p>Appliquer une décision immédiatement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Appliquer la/les décision(s) au login</text:p>
          </table:table-cell>
          <table:table-cell/>
          <table:table-cell office:value-type="string">
            <text:p>Clie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Appliquer la/les décision(s) au boot</text:p>
          </table:table-cell>
          <table:table-cell/>
          <table:table-cell office:value-type="string">
            <text:p>Clie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5" office:value-type="string">
            <text:p>Prendre les droits root au moment de l'application d'une décision</text:p>
          </table:table-cell>
          <table:table-cell/>
          <table:table-cell office:value-type="string">
            <text:p>Clie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office:value-type="string">
            <text:p>Gérer les machines</text:p>
          </table:table-cell>
          <table:table-cell office:value-type="float" office:value="24">
            <text:p>24</text:p>
          </table:table-cell>
          <table:table-cell office:value-type="string">
            <text:p>Ajouter un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Importer un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Supprimer un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Modifier un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Affecter une machine à un groupe de machin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5" office:value-type="string">
            <text:p>Déconnecter un utilisateur qui n'a rien à faire ici</text:p>
          </table:table-cell>
          <table:table-cell/>
          <table:table-cell office:value-type="string">
            <text:p>Clie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1022"/>
        </table:table-row>
        <table:table-row table:style-name="ro2">
          <table:table-cell office:value-type="string">
            <text:p>Gérer les grp de <text:s/>machines</text:p>
          </table:table-cell>
          <table:table-cell office:value-type="float" office:value="31">
            <text:p>31</text:p>
          </table:table-cell>
          <table:table-cell office:value-type="string">
            <text:p>Ajouter un groupe de machin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Supprimer un groupe de machin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Modifier un groupe de machin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string">
            <text:p>Gérer les d'users</text:p>
          </table:table-cell>
          <table:table-cell office:value-type="float" office:value="35">
            <text:p>35</text:p>
          </table:table-cell>
          <table:table-cell office:value-type="string">
            <text:p>ajouter un 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importer un 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modifier un 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supprimer un 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office:value-type="string">
            <text:p>Gérer les grp d'users</text:p>
          </table:table-cell>
          <table:table-cell office:value-type="float" office:value="40">
            <text:p>40</text:p>
          </table:table-cell>
          <table:table-cell office:value-type="string">
            <text:p>ajouter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importer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string">
            <text:p>modifier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Supprimer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Affecter un utilisateur à <text:s/>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1022"/>
        </table:table-row>
        <table:table-row table:style-name="ro1">
          <table:table-cell office:value-type="string">
            <text:p>Gestion des managers</text:p>
          </table:table-cell>
          <table:table-cell office:value-type="float" office:value="46">
            <text:p>46</text:p>
          </table:table-cell>
          <table:table-cell office:value-type="string">
            <text:p>Ajouter un manager</text:p>
          </table:table-cell>
          <table:table-cell/>
          <table:table-cell office:value-type="string">
            <text:p>Interface des décisions</text:p>
          </table:table-cell>
          <table:table-cell office:value-type="string">
            <text:p>Ex : Le documentaliste peut configurer les proxy dans le CD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Importer un manage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string">
            <text:p>Modifier un manage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Supprimer un manage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Affecter un (des) manager(s) à un (des) groupes de machine(s)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string">
            <text:p>S'authentifie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1022"/>
        </table:table-row>
        <table:table-row table:style-name="ro1">
          <table:table-cell office:value-type="string">
            <text:p>Les groupes</text:p>
          </table:table-cell>
          <table:table-cell office:value-type="float" office:value="57">
            <text:p>57</text:p>
          </table:table-cell>
          <table:table-cell office:value-type="string">
            <text:p>Jonction entre (groupe de) machine et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5" office:value-type="string">
            <text:p>Les groupes peuvent hériter des décisions d'autres group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5" office:value-type="string">
            <text:p>Notion de template (groupe non lié a une machine)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5" office:value-type="string">
            <text:p>Un groupe peut être liés à des logiciel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1022"/>
        </table:table-row>
        <table:table-row table:style-name="ro1">
          <table:table-cell office:value-type="string">
            <text:p>Contrôle</text:p>
          </table:table-cell>
          <table:table-cell office:value-type="float" office:value="62">
            <text:p>62</text:p>
          </table:table-cell>
          <table:table-cell office:value-type="string">
            <text:p>Contrôler la saisie clavier</text:p>
          </table:table-cell>
          <table:table-cell/>
          <table:table-cell office:value-type="string">
            <text:p>tou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Contrôler l'application des règles par le client</text:p>
          </table:table-cell>
          <table:table-cell/>
          <table:table-cell office:value-type="string">
            <text:p>Client + serveur</text:p>
          </table:table-cell>
          <table:table-cell table:number-columns-repeated="1019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8">08/11/2009</text:date>, <text:time>09:4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16:24:02</meta:creation-date>
    <dc:date>2009-11-08T09:42:21</dc:date>
    <meta:editing-duration>PT05H19M33S</meta:editing-duration>
    <meta:editing-cycles>20</meta:editing-cycles>
    <meta:generator>OpenOffice.org/3.0$Linux OpenOffice.org_project/300m15$Build-9379</meta:generator>
    <meta:document-statistic meta:table-count="1" meta:cell-count="191" meta:object-count="0"/>
  </office:meta>
</office:document-meta>
</file>